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pr1" style:family="presentation" style:parent-style-name="Domyślnie-title">
      <style:graphic-properties draw:fill="solid" draw:fill-color="#000000" draw:fill-image-width="0cm" draw:fill-image-height="0cm" draw:auto-grow-height="true" fo:min-height="21.014cm"/>
    </style:style>
    <style:style style:name="pr2" style:family="presentation" style:parent-style-name="Domyślnie-notes">
      <style:graphic-properties draw:fill-color="#ffffff" fo:min-height="13.114cm"/>
    </style:style>
    <style:style style:name="P1" style:family="paragraph">
      <style:paragraph-properties fo:margin-left="0cm" fo:margin-right="0cm" fo:line-height="150%" fo:text-indent="0cm"/>
    </style:style>
    <style:style style:name="P2" style:family="paragraph">
      <style:paragraph-properties fo:margin-left="0cm" fo:margin-right="0cm" fo:line-height="150%" fo:text-indent="0cm"/>
      <style:text-properties fo:color="#ffffff" fo:font-family="'Arial Black'" style:font-family-generic="swiss" style:font-pitch="variable" fo:font-size="60pt" fo:font-weight="bold" style:font-size-asian="60pt" style:font-size-complex="60pt"/>
    </style:style>
    <style:style style:name="P3" style:family="paragraph">
      <style:paragraph-properties fo:margin-left="0.6cm" fo:margin-right="0cm" fo:text-indent="0cm"/>
      <style:text-properties fo:font-size="20pt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0cm" fo:margin-right="0cm" fo:text-indent="0cm"/>
      <style:text-properties fo:color="#ffffff" fo:font-family="'Arial Black'" style:font-family-generic="swiss" style:font-pitch="variable" fo:font-size="60pt" fo:font-weight="bold" style:font-size-asian="60pt" style:font-size-complex="60pt"/>
    </style:style>
    <style:style style:name="T1" style:family="text">
      <style:text-properties fo:color="#ffffff" fo:font-family="'Arial Black'" style:font-family-generic="swiss" style:font-pitch="variable" fo:font-size="60pt" fo:font-weight="bold" style:font-size-asian="60pt" style:font-size-complex="6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.014cm" svg:x="0cm" svg:y="-0.014cm" presentation:class="title" presentation:user-transformed="true">
          <draw:text-box>
            <text:p text:style-name="P1"><text:span text:style-name="T1">Ref: Aby byli jedno,</text:span><text:span text:style-name="T1"><text:line-break/></text:span><text:span text:style-name="T1">muszą wydać życie</text:span><text:span text:style-name="T1"><text:line-break/></text:span><text:span text:style-name="T1">Aby byli jedno,</text:span><text:span text:style-name="T1"><text:line-break/></text:span><text:span text:style-name="T1">muszą życie dać /x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.014cm" svg:x="0cm" svg:y="-0.014cm" presentation:class="title" presentation:user-transformed="true">
          <draw:text-box>
            <text:p text:style-name="P1"><text:span text:style-name="T1">1. Tajemnica wielka</text:span><text:span text:style-name="T1"><text:line-break/></text:span><text:span text:style-name="T1">pociąga ich</text:span><text:span text:style-name="T1"><text:line-break/></text:span><text:span text:style-name="T1">I w komunię</text:span><text:span text:style-name="T1"><text:line-break/></text:span><text:span text:style-name="T1">pragną wejść</text:span></text:p>
          </draw:text-box>
        </draw:frame>
        <draw:custom-shape draw:style-name="gr2" draw:text-style-name="P4" draw:layer="layout" svg:width="1cm" svg:height="1.5cm" svg:x="25.5cm" svg:y="17cm">
          <text:p/>
          <draw:enhanced-geometry svg:viewBox="0 0 21600 21600" draw:text-areas="?f0 ?f7 ?f2 21600" draw:type="up-arrow" draw:modifiers="0 108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.014cm" svg:x="0cm" svg:y="-0.014cm" presentation:class="title" presentation:user-transformed="true">
          <draw:text-box>
            <text:p text:style-name="P1"><text:span text:style-name="T1">Jak złamać ten lęk,</text:span><text:span text:style-name="T1"><text:line-break/></text:span><text:span text:style-name="T1">co wrogiem jest:</text:span><text:span text:style-name="T1"><text:line-break/></text:span><text:span text:style-name="T1">Czemu pragną </text:span><text:span text:style-name="T1"><text:line-break/></text:span><text:span text:style-name="T1">i boją się / </text:span></text:p>
          </draw:text-box>
        </draw:frame>
        <draw:custom-shape draw:style-name="gr2" draw:text-style-name="P4" draw:layer="layout" svg:width="1cm" svg:height="1.5cm" svg:x="25.5cm" svg:y="17cm">
          <text:p/>
          <draw:enhanced-geometry svg:viewBox="0 0 21600 21600" draw:text-areas="?f0 ?f7 ?f2 21600" draw:type="up-arrow" draw:modifiers="0 108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4" draw:layer="layout" svg:width="1cm" svg:height="2cm" svg:x="19.6cm" svg:y="16.2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.014cm" svg:x="0cm" svg:y="-0.014cm" presentation:class="title" presentation:user-transformed="true">
          <draw:text-box>
            <text:p text:style-name="P1"><text:span text:style-name="T1">Ref: Aby byli jedno,</text:span><text:span text:style-name="T1"><text:line-break/></text:span><text:span text:style-name="T1">muszą wydać życie</text:span><text:span text:style-name="T1"><text:line-break/></text:span><text:span text:style-name="T1">Aby byli jedno,</text:span><text:span text:style-name="T1"><text:line-break/></text:span><text:span text:style-name="T1">muszą życie dać /x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Domyślnie" presentation:presentation-page-layout-name="AL1T19">
        <office:forms form:automatic-focus="false" form:apply-design-mode="false"/>
        <draw:frame presentation:style-name="pr1" draw:text-style-name="P6" draw:layer="layout" svg:width="28cm" svg:height="21.014cm" svg:x="0cm" svg:y="-0.014cm" presentation:class="title" presentation:user-transformed="true">
          <draw:text-box>
            <text:p text:style-name="P5"><text:span text:style-name="T1">2. Chcą się spotkać,</text:span><text:span text:style-name="T1"><text:line-break/></text:span><text:span text:style-name="T1">zjednoczyć,</text:span><text:span text:style-name="T1"><text:line-break/></text:span><text:span text:style-name="T1">chcą w miłość wejść</text:span><text:span text:style-name="T1"><text:line-break/></text:span><text:span text:style-name="T1">Tak jak Ojciec,</text:span><text:span text:style-name="T1"><text:line-break/></text:span><text:span text:style-name="T1">jak Duch i jak Sy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.014cm" svg:x="0cm" svg:y="-0.014cm" presentation:class="title" presentation:user-transformed="true">
          <draw:text-box>
            <text:p text:style-name="P1"><text:span text:style-name="T1">Nie mogą, nie mogą</text:span><text:span text:style-name="T1"><text:line-break/></text:span><text:span text:style-name="T1">ukrywać nic</text:span><text:span text:style-name="T1"><text:line-break/></text:span><text:span text:style-name="T1">Co ukryją to zniszczy ich /</text:span></text:p>
          </draw:text-box>
        </draw:frame>
        <draw:custom-shape draw:style-name="gr3" draw:text-style-name="P4" draw:layer="layout" svg:width="1cm" svg:height="2cm" svg:x="16.5cm" svg:y="16.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.014cm" svg:x="0cm" svg:y="-0.014cm" presentation:class="title" presentation:user-transformed="true">
          <draw:text-box>
            <text:p text:style-name="P1"><text:span text:style-name="T1">Ref: Aby byli jedno,</text:span><text:span text:style-name="T1"><text:line-break/></text:span><text:span text:style-name="T1">muszą wydać życie</text:span><text:span text:style-name="T1"><text:line-break/></text:span><text:span text:style-name="T1">Aby byli jedno,</text:span><text:span text:style-name="T1"><text:line-break/></text:span><text:span text:style-name="T1">muszą życie dać /x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Domyślnie" presentation:presentation-page-layout-name="AL1T19">
        <office:forms form:automatic-focus="false" form:apply-design-mode="false"/>
        <draw:frame presentation:style-name="pr1" draw:text-style-name="P6" draw:layer="layout" svg:width="28cm" svg:height="21.014cm" svg:x="-0.001cm" svg:y="0cm" presentation:class="title" presentation:user-transformed="true">
          <draw:text-box>
            <text:p text:style-name="P5"><text:span text:style-name="T1">3. Co dla siebie zostawią</text:span><text:span text:style-name="T1"><text:line-break/></text:span><text:span text:style-name="T1">to stratą jest</text:span><text:span text:style-name="T1"><text:line-break/></text:span><text:span text:style-name="T1">Co ukryją - podzieli </text:span><text:span text:style-name="T1"><text:line-break/></text:span><text:span text:style-name="T1">ich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Domyślnie" presentation:presentation-page-layout-name="AL1T19">
        <office:forms form:automatic-focus="false" form:apply-design-mode="false"/>
        <draw:frame presentation:style-name="pr1" draw:text-style-name="P6" draw:layer="layout" svg:width="28cm" svg:height="21.014cm" svg:x="-0.001cm" svg:y="0cm" presentation:class="title" presentation:user-transformed="true">
          <draw:text-box>
            <text:p text:style-name="P5"><text:span text:style-name="T1">Nie słabość, nie słabość</text:span><text:span text:style-name="T1"><text:line-break/></text:span><text:span text:style-name="T1">przeszkadza im</text:span><text:span text:style-name="T1"><text:line-break/></text:span><text:span text:style-name="T1">Lecz brak wiary</text:span><text:span text:style-name="T1"><text:line-break/></text:span><text:span text:style-name="T1">w spotkaniu serc /</text:span></text:p>
          </draw:text-box>
        </draw:frame>
        <draw:custom-shape draw:style-name="gr3" draw:text-style-name="P4" draw:layer="layout" svg:width="1cm" svg:height="2cm" svg:x="24.7cm" svg:y="15.5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.014cm" svg:x="0cm" svg:y="-0.014cm" presentation:class="title" presentation:user-transformed="true">
          <draw:text-box>
            <text:p text:style-name="P1"><text:span text:style-name="T1">Ref: Aby byli jedno,</text:span><text:span text:style-name="T1"><text:line-break/></text:span><text:span text:style-name="T1">muszą wydać życie</text:span><text:span text:style-name="T1"><text:line-break/></text:span><text:span text:style-name="T1">Aby byli jedno,</text:span><text:span text:style-name="T1"><text:line-break/></text:span><text:span text:style-name="T1">muszą życie dać /x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Lucida Sans Unicode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Lucida Sans Unicode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omyślnie-background" style:family="presentation">
      <style:graphic-properties draw:stroke="none" draw:fill="none"/>
    </style:style>
    <style:style style:name="Domyślnie-backgroundobjects" style:family="presentation">
      <style:graphic-properties draw:shadow="hidden" draw:shadow-offset-x="0.3cm" draw:shadow-offset-y="0.3cm" draw:shadow-color="#808080"/>
    </style:style>
    <style:style style:name="Domyślnie-notes" style:family="presentation">
      <style:graphic-properties draw:stroke="none" draw:fill="none">
        <text:list-style style:name="Domyślni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er&gt;</text:page-number></text:span></text:p>
        </draw:text-box>
      </draw:frame>
    </style:handout-master>
    <style:master-page style:name="Domyślnie" style:page-layout-name="PM1" draw:style-name="M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&gt;</text:page-number></text:span></text:p>
        </draw:text-box>
      </draw:frame>
      <presentation:notes style:page-layout-name="PM2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0.2.2$Windows_x86 LibreOffice_project/4c82dcdd6efcd48b1d8bba66bfe1989deee49c3</meta:generator>
    <meta:creation-date>2007-05-21T18:14:23</meta:creation-date>
    <dc:date>2013-04-20T22:20:32.50</dc:date>
    <dc:language>pl-PL</dc:language>
    <meta:editing-cycles>35</meta:editing-cycles>
    <meta:editing-duration>PT41M15S</meta:editing-duration>
    <dc:creator>Ziomal Mistrz</dc:creator>
    <meta:document-statistic meta:object-count="56"/>
    <meta:user-defined meta:name="Info 1"/>
    <meta:user-defined meta:name="Info 2"/>
    <meta:user-defined meta:name="Info 3"/>
    <meta:user-defined meta:name="Info 4"/>
  </office:meta>
</office:document-meta>
</file>